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6e79" officeooo:paragraph-rsid="001e6e79"/>
    </style:style>
    <style:style style:name="P2" style:family="paragraph" style:parent-style-name="Standard">
      <style:text-properties officeooo:rsid="001fba76" officeooo:paragraph-rsid="001fba76"/>
    </style:style>
    <style:style style:name="T1" style:family="text">
      <style:text-properties officeooo:rsid="001fb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tar vagrant file:</text:p>
      <text:p text:style-name="P1">1.Ir al github de la empresa.</text:p>
      <text:p text:style-name="P1">2.Descargar la carpeta comprimida que se llama “auto-wordpress”</text:p>
      <text:p text:style-name="P1">3.Descomprimir la carpeta</text:p>
      <text:p text:style-name="P1">4.abrir un terminal en la carpeta y poner el comando “vagrant up”</text:p>
      <text:p text:style-name="P1">5.para accerder al wordpress en el navegador pon http://localhost:8080:80</text:p>
      <text:p text:style-name="P1">6.iniciar sesion</text:p>
      <text:p text:style-name="P1"/>
      <text:p text:style-name="P1"/>
      <text:p text:style-name="P1">Funcionamiento del archivo</text:p>
      <text:p text:style-name="P1">El “auto-wordpress” usa dos archivos importantes, uno vagrant file y un docker.yml</text:p>
      <text:p text:style-name="P1"/>
      <text:p text:style-name="P1">el docker.yml es un archivo de docker compose que <text:span text:style-name="T1">monta 3 dockers:una base de datos, uno que contiene un wordpress y otro que tiene el git.</text:span></text:p>
      <text:p text:style-name="P2">El docker de git se encarga de descargarse la carpeta de themes del repositorio de git para mandarselo al wordpress.</text:p>
      <text:p text:style-name="P1"/>
      <text:p text:style-name="P2">El vagrant file sirve para poner las configuraciones de la maquina y automatizar el montaje de la maquina. El vagrant file se divide en dos partes, la primera que se ejecuta cuando hacemos un vagrant up por primera vez y la segunda que se ejecuta cuando hacemos un vagrant provision . Cuando hacemos un vagrant up se descarga docker y docker compose con todas las dependencias para usar el de el repositorio oficial, luego coge el docker.yml y lo inicia para montar el docker compose y los levanta, y cuando hacemos un vagrant provision se actualiza la maquina y reinicia el docker de git para que vuelva a comprobar el repositorio de git y lo vuelva a descarg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0:00:02.786996534</meta:creation-date>
    <dc:date>2026-04-21T10:16:24.335395135</dc:date>
    <meta:editing-duration>PT16M22S</meta:editing-duration>
    <meta:editing-cycles>2</meta:editing-cycles>
    <meta:generator>LibreOffice/24.8.0.3$Linux_X86_64 LibreOffice_project/480$Build-3</meta:generator>
    <meta:document-statistic meta:table-count="0" meta:image-count="0" meta:object-count="0" meta:page-count="1" meta:paragraph-count="12" meta:word-count="222" meta:character-count="1316" meta:non-whitespace-character-count="1106"/>
  </office:meta>
</office:document-meta>
</file>